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7c2" officeooo:paragraph-rsid="001297c2"/>
    </style:style>
    <style:style style:name="P2" style:family="paragraph" style:parent-style-name="Standard">
      <style:paragraph-properties fo:break-before="page"/>
      <style:text-properties officeooo:rsid="001297c2" officeooo:paragraph-rsid="001297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page 1</text:p>
      <text:p text:style-name="P2">This is page 2</text:p>
      <text:p text:style-name="P2">This is page 3</text:p>
      <text:p text:style-name="P2">This is page 4</text:p>
      <text:p text:style-name="P2">This is page 5</text:p>
      <text:p text:style-name="P2">This is page 6</text:p>
      <text:p text:style-name="P2">This is page 7</text:p>
      <text:p text:style-name="P2">This is page 8</text:p>
      <text:p text:style-name="P2">This is page 9</text:p>
      <text:p text:style-name="P2">This is page 10</text:p>
      <text:p text:style-name="P2">This is page 11</text:p>
      <text:p text:style-name="P2">This is page 12</text:p>
      <text:p text:style-name="P2">This is page 13</text:p>
      <text:p text:style-name="P2">This is page 14</text:p>
      <text:p text:style-name="P2">This is page 15</text:p>
      <text:p text:style-name="P2">This is page 16</text:p>
      <text:p text:style-name="P2">This is page 17</text:p>
      <text:p text:style-name="P2">This is page 18</text:p>
      <text:p text:style-name="P2">This is page 19</text:p>
      <text:p text:style-name="P2">This is page 20</text:p>
      <text:p text:style-name="P2">This is page 21</text:p>
      <text:p text:style-name="P2">This is page 2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20:02:49.663004825</meta:creation-date>
    <dc:date>2020-11-02T20:07:02.618385418</dc:date>
    <meta:editing-duration>PT4M14S</meta:editing-duration>
    <meta:editing-cycles>1</meta:editing-cycles>
    <meta:document-statistic meta:table-count="0" meta:image-count="0" meta:object-count="0" meta:page-count="22" meta:paragraph-count="22" meta:word-count="88" meta:character-count="321" meta:non-whitespace-character-count="255"/>
    <meta:generator>LibreOffice/6.4.6.2$Linux_X86_64 LibreOffice_project/40$Build-2</meta:generator>
  </office:meta>
</office:document-meta>
</file>